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language="es" fo:country="ES" style:font-size-asian="12.25pt" style:font-size-complex="14pt"/>
    </style:style>
    <style:style style:name="T1" style:family="text">
      <style:text-properties fo:font-size="14pt" fo:language="es" fo:country="ES" style:font-size-asian="12.25pt" style:font-size-complex="14pt"/>
    </style:style>
    <style:style style:name="T2" style:family="text">
      <style:text-properties officeooo:rsid="00124f88"/>
    </style:style>
    <style:style style:name="T3" style:family="text">
      <style:text-properties officeooo:rsid="00153a92"/>
    </style:style>
    <style:style style:name="T4" style:family="text">
      <style:text-properties officeooo:rsid="00166211"/>
    </style:style>
    <style:style style:name="T5" style:family="text">
      <style:text-properties officeooo:rsid="00166c93"/>
    </style:style>
    <style:style style:name="T6" style:family="text">
      <style:text-properties officeooo:rsid="0017044e"/>
    </style:style>
    <style:style style:name="T7" style:family="text">
      <style:text-properties officeooo:rsid="0017c690"/>
    </style:style>
    <style:style style:name="T8" style:family="text">
      <style:text-properties officeooo:rsid="001937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Capítulo III: El albor de un nuevo fuego</text:span></text:h>
      <text:p text:style-name="Text_20_body">Enero 4 de 1936, sábado. Palacio Real de Tirana, 7:23 a.m.</text:p>
      <text:p text:style-name="Text_20_body">Los informes llegaron puntuales, como había exigido. Sobre mi escritorio de nogal, importado desde Venecia en tiempos más prósperos, descansaban tres carpetas de cuero marrón que contenían el alma desnuda de Albania: sus recursos, sus limitaciones, sus posibilidades ocultas bajo décadas de negligencia y dependencia.</text:p>
      <text:p text:style-name="Text_20_body">Dhimicr Beratti había superado mis expectativas. Su análisis económico no se limitaba a cifras secas, sino que dibujaba el mapa completo de nuestra vulnerabilidad: cada franco-oro que entraba condicionado por Roma, cada importación que nos recordaba nuestra inferioridad industrial, cada exportación que nos reducía al papel de proveedores de materias primas para mesas más prósperas que la nuestra.</text:p>
      <text:p text:style-name="Text_20_body">Pero fue el informe de Rrok Gera el que encendió en mis ojos la llama de lo que estaba por venir.</text:p>
      <text:p text:style-name="Text_20_body">Los yacimientos de cromo en Bulqizë no eran "considerables" como había dicho con modestia balcánica. Eran extraordinarios: depósitos que se extendían por 47 kilómetros cuadrados, con una pureza del 78% en las vetas principales. Las reservas de cobre en las montañas del norte alcanzaban las 890,000 toneladas métricas, según las estimaciones más conservadoras de los ingenieros italianos que habían realizado prospecciones preliminares en 1933. Y el petróleo cerca de Patos... ahí residía una sorpresa que ni el propio Gera conocía en su totalidad: 2.3 millones de barriles en reservas probadas, con indicios geológicos de depósitos adicionales que podrían triplicar esa cifra.</text:p>
      <text:p text:style-name="Text_20_body">("Extraordinario", pensé mientras pasaba las páginas del informe. "Albania no es pobre. Albania es una virgen rica violada por la ignorancia y la dependencia.")</text:p>
      <text:p text:style-name="Text_20_body">Cerré la carpeta de Gera y abrí la de Beratti. Los números del comercio exterior me confirmaron lo que ya sospechaba: importábamos prácticamente todo lo que una nación moderna necesita. Maquinaria industrial por valor de 340,000 francos-oro anuales, toda italiana. Herramientas especializadas, productos químicos básicos, textiles manufacturados, incluso clavos y tornillos llegaban desde Génova y Trieste. Éramos compradores cautivos de una Italia que nos mantenía deliberadamente subdesarrollados.</text:p>
      <text:p text:style-name="Text_20_body">Pero no por mucho tiempo más.</text:p>
      <text:p text:style-name="Text_20_body">Me dirigí al centro de mi despacho, cerré los ojos y establecí contacto con el clúster 00.</text:p>
      <text:p text:style-name="Text_20_body">"Enlace establecido", resonó la voz femenina en mi mente, dulce como siempre. Había decidido no pedirles que la cambiaran; después de todo, era agradable tener al menos una constante placentera en medio de esta locura.</text:p>
      <text:p text:style-name="Text_20_body">("Necesito una demostración de tu capacidad de síntesis de elementos por convergencia energética en masa. Requiero tres elementos específicos.")</text:p>
      <text:p text:style-name="Text_20_body"><text:soft-page-break/>"Especifique los elementos por su número atómico", respondió la voz con esa eficiencia que solo una inteligencia artificial de nivel IV podía demostrar.</text:p>
      <text:p text:style-name="Text_20_body">("Número atómico 79, número atómico 78 y número atómico 47. Noventa toneladas métricas de cada uno.")</text:p>
      <text:p text:style-name="Text_20_body">Hubo una pausa de exactamente 0.23 segundos, que en términos de procesamiento del clúster 00 equivalía a una eternidad de cálculos.</text:p>
      <text:p text:style-name="Text_20_body">"Elementos identificados <text:span text:style-name="T2">según nomenclatura química humana</text:span>: Au-197, Pt-195, Ag-107. Masa total requerida: 270,000 kilogramos. La síntesis por convergencia energética requerirá la conversión de 2.43 × 10^19 julios de energía. Proceso estimado: 47.6 segundos. ¿Confirma la orden?"</text:p>
      <text:p text:style-name="Text_20_body">("Confirmada. Deposítelos en el sótano del palacio, distribuidos en lingotes de 25 kilogramos cada uno.")</text:p>
      <text:p text:style-name="Text_20_body">"Procesando... Síntesis iniciada."</text:p>
      <text:p text:style-name="Text_20_body">Mientras esperaba, decidí dar el siguiente paso. El más audaz, el más necesario, y posiblemente el más peligroso.</text:p>
      <text:p text:style-name="Text_20_body">("Clúster 00, necesito acceso a tu capacidad de bioingeniería. Requiero la creación de personal especializado basado en modificaciones de mi código genético.")</text:p>
      <text:p text:style-name="Text_20_body">"Especifique parámetros de modificación y cantidad de unidades requeridas."</text:p>
      <text:p text:style-name="Text_20_body">("A partir de mi ADN como base, necesito que crees los siguientes tipos de personal: ingenieros industriales especializados en metalurgia y maquinaria pesada, técnicos en minería y extracción, oficiales militares con conocimientos avanzados en táctica y estrategia, soldados de élite con mejoras físicas optimizadas, científicos especializados en química aplicada y balística. Total: 2,000 individuos.")</text:p>
      <text:p text:style-name="Text_20_body">La pausa esta vez fue de 1.7 segundos.</text:p>
      <text:p text:style-name="Text_20_body">"Advertencia: La bioingeniería solicitada requiere modificaciones extensas del código genético base. Procedimiento incluye: eliminación de secuencias genéticas redundantes, optimización de sistemas cardiovascular y respiratorio, mejoras en densidad ósea y masa muscular, aceleración de procesos de aprendizaje, resistencias biológicas pasivas contra patógenos comunes, mejoras específicas según especialización requerida. Tiempo de procesamiento completo: 0.000001 microsegundos para análisis genético, <text:span text:style-name="T3">24</text:span> horas para síntesis biológica completa. ¿Confirma la orden?"</text:p>
      <text:p text:style-name="Text_20_body">("Confirmada. Pero quiero que apliques protocolos de aleatoriedad en características físicas superficiales. No pueden parecer clones. Deben integrarse naturalmente en la población albanesa.")</text:p>
      <text:p text:style-name="Text_20_body">"Comprendido. Aplicando variabilidad fenotípica. Iniciando secuenciación... Análisis genético completado. Su código presenta características interesantes: marcadores de alta inteligencia analítica, resistencia al estrés, capacidad de liderazgo innata. Procediendo con las modificaciones."</text:p>
      <text:p text:style-name="Text_20_body">En ese momento, tres golpes resonaron en mi puerta. Era Efendi.</text:p>
      <text:p text:style-name="Text_20_body"><text:soft-page-break/>---"Su majestad, el general Xhemal Araniti y el coronel Ismet Kryeziu han llegado para la reunión que solicitó."</text:p>
      <text:p text:style-name="Text_20_body">---"Excelente. Hazlos pasar de inmediato."</text:p>
      <text:p text:style-name="Text_20_body">Los dos oficiales entraron con la misma marcialidad de la reunión anterior, pero esta vez había algo diferente en sus ojos. Una mezcla de expectación y nerviosismo que no habían mostrado antes. El evento de los rifles había plantado en sus mentes una semilla de posibilidades extraordinarias.</text:p>
      <text:p text:style-name="Text_20_body">---"Caballeros, tomen asiento. Hoy vamos a discutir la primera fase de la transformación militar de Albania"---comencé sin preámbulos---. "General Xhemal, quiero que me diga con absoluta honestidad: ¿cuántos de nuestros soldados están equipados con armas que realmente puedan enfrentar a un ejército moderno?"</text:p>
      <text:p text:style-name="Text_20_body">El veterano general suspiró profundamente antes de responder:</text:p>
      <text:p text:style-name="Text_20_body">---"Su majestad, con total franqueza... quizás una tercera parte de nuestros efectivos. El resto porta rifles austro-húngaros de la Gran Guerra, algunos incluso anteriores. Tenemos fusiles Mannlicher M1895, Steyr M1912, algunos Mauser turcos capturados... un arsenal tan diverso como ineficiente."</text:p>
      <text:p text:style-name="Text_20_body">---"¿Y nuestra artillería?"</text:p>
      <text:p text:style-name="Text_20_body">---"Las piezas Skoda de 75mm son confiables pero obsoletas. Los cañones Bofors de 105mm son excelentes, pero solo tenemos ocho. Para defender adecuadamente nuestro territorio, necesitaríamos al menos treinta piezas de artillería pesada moderna"---respondió el coronel Kryeziu, con la precisión que ya había demostrado anteriormente.</text:p>
      <text:p text:style-name="Text_20_body">Una sonrisa se dibujó en mis labios. Era el momento de la segunda demostración.</text:p>
      <text:p text:style-name="Text_20_body">---"Coronel, acaba de mencionar exactamente el número que tenía en mente. ¿Qué le parecerían noventa cañones de 105mm de diseño avanzado?"</text:p>
      <text:p text:style-name="Text_20_body">Ambos oficiales intercambiaron miradas de asombro. El general Xhemal se inclinó hacia adelante:</text:p>
      <text:p text:style-name="Text_20_body">---"Su majestad, noventa cañones de esa categoría costarían... es imposible calcular esa cantidad. Y conseguirlos... ningún país nos vendería semejante arsenal sin condiciones políticas inaceptables."</text:p>
      <text:p text:style-name="Text_20_body">El silencio que siguió fue tan denso que parecía sólido. Finalmente, el coronel Kryeziu se atrevió a preguntar:</text:p>
      <text:p text:style-name="Text_20_body">---"Majestad... ¿cómo sería posible tal cosa?" – <text:span text:style-name="T4">el general se detiene, recuerda el pasado miércoles, </text:span><text:span text:style-name="T5">y un escalofrió le recorre la espalda, cuando un pensamiento le vino a la mente.</text:span></text:p>
      <text:p text:style-name="Text_20_body">Me levanté y caminé hacia la ventana, contemplando los jardines del palacio donde ya se veía movimiento: jardineros que comenzaban su labor diaria, guardias que cambiaban turno, la vida normal de un palacio que estaba a punto de convertirse en el centro de operaciones de una transformación continental.</text:p>
      <text:p text:style-name="Text_20_body"><text:soft-page-break/>---"Caballeros, la demostración que presenciaron hace tres días con los rifles fue solo el comienzo. Albania está a punto de convertirse en una potencia militar que superará las expectativas de sus enemigos más feroces y las esperanzas de sus aliados más optimistas"---me giré hacia ellos, y por primera vez desde que había asumido este cuerpo, sentí que las palabras que salían de mi boca llevaban el peso de la verdad absoluta , <text:span text:style-name="T6">si claro, sigo siendo un improvisador rápido, nada más</text:span>---. "En las próximas semanas, comenzaremos el reemplazo completo del armamento obsoleto de nuestras fuerzas. Cada soldado albanés portará un rifle optimizado superior a cualquier arma individual en servicio en Europa. Nuestros cañones no solo superarán en número a los de cualquier ejército balcánico, sino que los sobrepasarán en potencia y precisión."</text:p>
      <text:p text:style-name="Text_20_body">El general Xhemal se puso en pie, sus 69 años parecían haber desaparecido súbitamente:</text:p>
      <text:p text:style-name="Text_20_body">---"Su majestad, si eso es cierto... si realmente es posible... Albania podría defenderse de cualquier invasión. Podríamos incluso..."---se detuvo, como si las implicaciones fueran demasiado grandes para verbalizarlas.</text:p>
      <text:p text:style-name="Text_20_body">---"Podríamos incluso tomar la iniciativa cuando sea necesario"---completé su pensamiento---. "Sí, general. Exactamente eso."</text:p>
      <text:p text:style-name="Text_20_body">En ese momento, el clúster 00 se comunicó conmigo: "Síntesis de elementos completada. Depósito efectuado según especificaciones. Síntesis biológica en progreso: 67% <text:span text:style-name="T7">de re adaptado de la matriz completado</text:span>. Tiempo restante: 23.7 horas."</text:p>
      <text:p text:style-name="Text_20_body">("Perfecto. Ahora necesito los diseños de artillería.")</text:p>
      <text:p text:style-name="Text_20_body">("Clúster 00, requiero diseños optimizados para cañones de 105mm. Especificaciones: alcance máximo 18 kilómetros, cadencia de fuego 8 disparos por minuto, munición de alto explosivo con penetración mejorada. Aleaciones limitadas a tecnología disponible en 1936: acero al cromo-vanadio-molibdeno, soportes de aleación aluminio-litio.")</text:p>
      <text:p text:style-name="Text_20_body">"Procesando diseños... Optimización completada. El diseño resultante presenta mejoras del 340% en precisión respecto a estándares contemporáneos, 67% más de alcance que piezas equivalentes, y 23% mayor cadencia de fuego. ¿Procede con la fabricación?"</text:p>
      <text:p text:style-name="Text_20_body">("Noventa unidades, con 200 proyectiles cada una. Deposítalos en el campo de entrenamiento militar, sector norte.")</text:p>
      <text:p text:style-name="Text_20_body">---"General, coronel, necesito que me acompañen al campo de entrenamiento. Ahora mismo."</text:p>
      <text:p text:style-name="Text_20_body">El viaje en carruaje hasta el campo militar tomó veinte minutos. Durante el trayecto, mis oficiales permanecieron en silencio, pero podía ver en sus rostros que se preparaban mentalmente para otra demostración que desafiaría su comprensión de lo posible.</text:p>
      <text:p text:style-name="Text_20_body">Al llegar al campo de entrenamiento, les pedí que me siguieran hasta el sector norte, una explanada de aproximadamente 400 metros cuadrados utilizada normalmente para ejercicios de formación.</text:p>
      <text:p text:style-name="Text_20_body">---"Caballeros, observen."</text:p>
      <text:p text:style-name="Text_20_body"><text:soft-page-break/>Cerré los ojos y me concentré. ("Clúster 00, procede con la materialización.")</text:p>
      <text:p text:style-name="Text_20_body">La misma puerta dimensional que había aparecido en mi despacho se abrió frente a nosotros, pero esta vez era considerablemente más grande. De ella comenzaron a emerger los cañones: piezas de artillería que parecían esculturas de guerra forjadas por dioses de la metalurgia.</text:p>
      <text:p text:style-name="Text_20_body">Cada cañón era una obra maestra de ingeniería. El tubo, de un acero gris mate que parecía absorber la luz, montado sobre un afuste que combinaba la robustez del hierro con la elegancia del aluminio. Los mecanismos de elevación y traversa funcionaban con una suavidad que ninguna pieza de artillería de 1936 podía igualar. Y el detalle que más impresionaba: cada cañón llevaba grabado en su base el escudo de armas de Albania, con una precisión que habría requerido semanas de trabajo artesanal.</text:p>
      <text:p text:style-name="Text_20_body">Uno tras otro, noventa cañones se materializaron ante nuestros ojos, acompañados de sus respectivos proyectiles almacenados en cajas de munición que parecían cofres del tesoro militar.</text:p>
      <text:p text:style-name="Text_20_body">El general Xhemal cayó de rodillas. No en una genuflexión ceremonial, sino porque sus piernas simplemente no pudieron sostenerlo más. El coronel Kryeziu permanecía de pie, pero temblaba visiblemente.</text:p>
      <text:p text:style-name="Text_20_body">---"Esto... esto es..."---murmuró el general.</text:p>
      <text:p text:style-name="Text_20_body">---"Esto es el futuro de Albania"---declaré, caminando entre los cañones como un comandante inspeccionando su arsenal---. "Y esto es apenas el comienzo."</text:p>
      <text:p text:style-name="Text_20_body">Me acerqué a uno de los cañones y pasé mi mano por su superficie. El metal estaba tibio, como si hubiera sido forjado recientemente, lo cual, en cierto sentido, era exactamente lo que había ocurrido.</text:p>
      <text:p text:style-name="Text_20_body">---"General Xhemal, coronel Kryeziu, quiero que organicen inmediatamente el entrenamiento de nuestros artilleros en estas nuevas piezas. También quiero que comiencen la distribución de los rifles mejorados a todos nuestros regimientos"---mi voz había adquirido un tono de autoridad que resonaba entre los cañones como un eco de batallas futuras---. "En dos semanas, quiero un informe completo sobre la capacidad operativa de nuestras fuerzas renovadas."</text:p>
      <text:p text:style-name="Text_20_body">Ambos oficiales asintieron, aún demasiado abrumados para articular respuestas coherentes.</text:p>
      <text:p text:style-name="Text_20_body">---"Y una cosa más"---añadí, girándome hacia ellos con una expresión que mezclaba determinación y advertencia---. "En los próximos días, llegará personal nuevo para reforzar nuestras filas. Ingenieros, técnicos, oficiales especializados. Algunos pueden parecer... extraordinariamente capaces. No hagan preguntas sobre su procedencia. Simplemente acéptenlos como el regalo que son para Albania."</text:p>
      <text:p text:style-name="Text_20_body">("Porque", pensé para mis adentros, "necesitarán tiempo para acostumbrarse a la idea de que su país está siendo dirigido por alguien que puede crear soldados perfectos con la misma facilidad con que otros hornean pan.")</text:p>
      <text:p text:style-name="Text_20_body">El sol había alcanzado su cenit cuando regresamos al palacio. En el sótano, 270 toneladas de oro, platino y plata esperaban silenciosamente, como dragones dormidos sobre tesoros que convertirían a Albania en la nación más rica de los Balcanes de la noche a la mañana.</text:p>
      <text:p text:style-name="Text_20_body"><text:soft-page-break/>En las instalaciones del clúster 00, en una dimensión que quedaba más allá de la comprensión humana, 2,000 seres humanos modificados y optimizados completaban los últimos estadios de su desarrollo biológico acelerado, preparándose para despertar a un mundo donde servirían a un rey que había sido estudiante, en una nación que estaba destinada a cambiar el curso de la historia europea.</text:p>
      <text:p text:style-name="Text_20_body">Y en mi despacho, mientras contemplaba los informes que ahora parecían tan pequeños comparados con lo que estaba por venir, no pude evitar sonreír.</text:p>
      <text:p text:style-name="Text_20_body">El albor de un nuevo fuego había comenzado a iluminar las montañas de Albania. Y ese fuego, alimentado por la ciencia de una civilización que había trascendido las estrellas, estaba destinado a convertirse en una conflagración que remodelaría el mapa de Europa.</text:p>
      <text:p text:style-name="Text_20_body">("Que Dios ayude a nuestros enemigos",<text:span text:style-name="T8">pensé, “porque a nosotros ya nos esta mostrando favoritismo”)</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document-statistic meta:table-count="0" meta:image-count="0" meta:object-count="0" meta:page-count="6" meta:paragraph-count="72" meta:word-count="2177" meta:character-count="14760" meta:non-whitespace-character-count="12687"/>
  </office:meta>
</office:document-meta>
</file>